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Pictures/100002010000005C0000006C6B12337B.png" manifest:media-type=""/>
  <manifest:file-entry manifest:full-path="Object 1/Pictures/100002010000005C0000006CC1523571.png" manifest:media-type=""/>
  <manifest:file-entry manifest:full-path="Object 1/Pictures/10000201000000640000006CB5EAF3B7.png" manifest:media-type=""/>
  <manifest:file-entry manifest:full-path="Object 1/Pictures/10000000000000200000002000309F1C.png" manifest:media-type=""/>
  <manifest:file-entry manifest:full-path="Object 1/Pictures/10000201000000640000006CF72DB765.png" manifest:media-type=""/>
  <manifest:file-entry manifest:full-path="Object 1/Pictures/10000201000000640000006CD2B78424.png" manifest:media-type=""/>
  <manifest:file-entry manifest:full-path="Object 1/Pictures/100002010000005C0000006C688509B7.png" manifest:media-type=""/>
  <manifest:file-entry manifest:full-path="Object 1/Pictures/100002010000005C0000006C9FE46398.png" manifest:media-type=""/>
  <manifest:file-entry manifest:full-path="Object 1/Pictures/100002010000005C0000006C40E28ADA.png" manifest:media-type=""/>
  <manifest:file-entry manifest:full-path="Object 1/Pictures/10000201000000640000006CA5217C7B.png" manifest:media-type=""/>
  <manifest:file-entry manifest:full-path="Object 1/Pictures/100002010000005C0000006CEAA28CD0.png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669cm" svg:height="12.806cm" svg:x="0.5cm" svg:y="0.0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2:03:51.954978141</meta:creation-date>
    <dc:date>2014-02-05T12:07:59.353240818</dc:date>
    <meta:editing-duration>P0D</meta:editing-duration>
    <meta:editing-cycles>1</meta:editing-cycles>
    <meta:document-statistic meta:object-count="1"/>
    <meta:generator>LibreOffice/4.1.1.2$Linux_X86_64 LibreOffice_project/7e4286b58adc75a14f6d83f53a03b6c11fa29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mathbox">
      <style:graphic-properties OOoLatexArgs="20§display§x^1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mathbox">
      <style:graphic-properties OOoLatexArgs="20§display§x^1_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mathbox">
      <style:graphic-properties OOoLatexArgs="20§display§x^2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mathbox">
      <style:graphic-properties OOoLatexArgs="20§display§x^2_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mathbox">
      <style:graphic-properties OOoLatexArgs="20§display§x^2_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1" style:family="graphic" style:parent-style-name="standard" style:list-style-name="L1">
      <style:graphic-properties draw:stroke="solid" draw:stroke-dash="Dash_20_2" svg:stroke-width="0.1cm" svg:stroke-color="#ff0000" draw:marker-start="" draw:marker-start-width="0.454cm" draw:marker-start-center="false" draw:marker-end="" draw:marker-end-width="0.454cm" draw:marker-end-center="false" draw:fill="solid" draw:fill-color="#e6e6e6" draw:fill-image-width="0cm" draw:fill-image-height="0cm" draw:textarea-horizontal-align="justify" draw:textarea-vertical-align="middle" draw:auto-grow-height="false" fo:padding-top="0.149cm" fo:padding-bottom="0.149cm" fo:padding-left="0.274cm" fo:padding-right="0.274cm" draw:shadow="hidden" draw:shadow-offset-x="0.305cm" draw:shadow-offset-y="0.305cm" draw:shadow-color="#808080"/>
    </style:style>
    <style:style style:name="gr22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3" style:family="graphic" style:parent-style-name="standard" style:list-style-name="L1">
      <style:graphic-properties OOoLatexArgs="20§display§x^1_2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OOoLatexArgs="20§display§x^1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6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7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8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solid" draw:fill-color="#e6e6e6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05cm" draw:shadow-offset-y="0.305cm" draw:shadow-color="#808080"/>
    </style:style>
    <style:style style:name="gr29" style:family="graphic" style:parent-style-name="standard" style:list-style-name="L1">
      <style:graphic-properties OOoLatexArgs="20§display§x^2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OOoLatexArgs="20§display§x^2_2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OOoLatexArgs="20§display§x^2_3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1">
      <style:graphic-properties OOoLatexArgs="20§display§x^2_4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1">
      <style:graphic-properties OOoLatexArgs="20§display§p^1_1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draw:stroke-dash="Dash_20_2" svg:stroke-width="0.1cm" svg:stroke-color="#ffff00" draw:marker-start="" draw:marker-start-width="0.454cm" draw:marker-start-center="false" draw:marker-end="" draw:marker-end-width="0.454cm" draw:marker-end-center="false" draw:fill="solid" draw:fill-color="#e6e6e6" draw:fill-image-width="0cm" draw:fill-image-height="0cm" draw:textarea-horizontal-align="justify" draw:textarea-vertical-align="middle" draw:auto-grow-height="false" fo:padding-top="0.149cm" fo:padding-bottom="0.149cm" fo:padding-left="0.274cm" fo:padding-right="0.274cm" draw:shadow="hidden" draw:shadow-offset-x="0.305cm" draw:shadow-offset-y="0.305cm" draw:shadow-color="#808080"/>
    </style:style>
    <style:style style:name="gr37" style:family="graphic" style:parent-style-name="standard" style:list-style-name="L1">
      <style:graphic-properties OOoLatexArgs="20§display§p^1_3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draw:stroke-dash="Dash_20_2" svg:stroke-width="0.1cm" svg:stroke-color="#0000ff" draw:marker-start="" draw:marker-start-width="0.454cm" draw:marker-start-center="false" draw:marker-end="" draw:marker-end-width="0.454cm" draw:marker-end-center="false" draw:fill="solid" draw:fill-color="#e6e6e6" draw:fill-image-width="0cm" draw:fill-image-height="0cm" draw:textarea-horizontal-align="justify" draw:textarea-vertical-align="middle" draw:auto-grow-height="false" fo:padding-top="0.149cm" fo:padding-bottom="0.149cm" fo:padding-left="0.274cm" fo:padding-right="0.274cm" draw:shadow="hidden" draw:shadow-offset-x="0.305cm" draw:shadow-offset-y="0.305cm" draw:shadow-color="#808080"/>
    </style:style>
    <style:style style:name="gr41" style:family="graphic" style:parent-style-name="standard" style:list-style-name="L1">
      <style:graphic-properties draw:stroke="solid" draw:stroke-dash="Dash_20_2" svg:stroke-width="0.1cm" svg:stroke-color="#ff00ff" draw:marker-start="" draw:marker-start-width="0.455cm" draw:marker-start-center="false" draw:marker-end="" draw:marker-end-width="0.455cm" draw:marker-end-center="false" draw:fill="solid" draw:fill-color="#e6e6e6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0.305cm" draw:shadow-offset-y="0.305cm" draw:shadow-color="#808080"/>
    </style:style>
    <style:style style:name="gr42" style:family="graphic" style:parent-style-name="standard" style:list-style-name="L1">
      <style:graphic-properties OOoLatexArgs="20§display§p^1_2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OOoLatexArgs="20§display§p^1_4" draw:stroke="none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5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5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draw:stroke="solid" draw:stroke-dash="Fine_20_Dashed"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mathbox">
      <style:graphic-properties OOoLatexArgs="20§display§p^1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7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7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6" style:family="graphic" style:parent-style-name="standard">
      <style:graphic-properties draw:stroke="solid" draw:stroke-dash="Fine_20_Dashed" svg:stroke-width="0.1cm" svg:stroke-color="#00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mathbox">
      <style:graphic-properties OOoLatexArgs="20§display§p^1_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8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8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solid" draw:stroke-dash="Fine_20_Dashed" svg:stroke-width="0.1cm" svg:stroke-color="#ffff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mathbox">
      <style:graphic-properties OOoLatexArgs="20§display§p^1_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1">
      <style:graphic-properties draw:stroke="solid" draw:stroke-dash="Dash_20_2" svg:stroke-width="0.5cm" svg:stroke-color="#cccccc" draw:marker-start="" draw:marker-start-width="1.05cm" draw:marker-start-center="false" draw:marker-end="" draw:marker-end-width="1.0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100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4c4c4c" draw:opacity="6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60%"/>
    </style:style>
    <style:style style:name="gr101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4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45_20_Degrees_20_Wide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hatch" draw:fill-color="#ffffff" draw:fill-hatch-name="Black_20_-45_20_Degrees" draw:fill-hatch-solid="tru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>
      <style:graphic-properties draw:stroke="solid" draw:stroke-dash="Fine_20_Dashed" svg:stroke-width="0.1cm" svg:stroke-color="#ff00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mathbox">
      <style:graphic-properties OOoLatexArgs="20§display§p^1_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Default" presentation:presentation-page-layout-name="AL1T0">
        <draw:g>
          <draw:g>
            <draw:g>
              <draw:line draw:style-name="gr1" draw:text-style-name="P1" draw:layer="layout" svg:x1="5.731cm" svg:y1="9.766cm" svg:x2="1.371cm" svg:y2="12.299cm">
                <text:p/>
              </draw:line>
              <draw:line draw:style-name="gr2" draw:text-style-name="P1" draw:layer="layout" svg:x1="1.358cm" svg:y1="9.228cm" svg:x2="1.357cm" svg:y2="14.696cm">
                <text:p/>
              </draw:line>
              <draw:line draw:style-name="gr3" draw:text-style-name="P1" draw:layer="layout" svg:x1="4.144cm" svg:y1="9.222cm" svg:x2="4.143cm" svg:y2="14.69cm">
                <text:p/>
              </draw:line>
              <draw:line draw:style-name="gr4" draw:text-style-name="P1" draw:layer="layout" svg:x1="5.731cm" svg:y1="13.661cm" svg:x2="0.263cm" svg:y2="13.661cm">
                <text:p/>
              </draw:line>
              <draw:line draw:style-name="gr5" draw:text-style-name="P1" draw:layer="layout" svg:x1="4.172cm" svg:y1="10.028cm" svg:x2="0.263cm" svg:y2="10.028cm">
                <text:p/>
              </draw:line>
              <draw:custom-shape draw:style-name="gr6" draw:text-style-name="P1" draw:layer="layout" svg:width="0.347cm" svg:height="0.348cm" svg:x="1.681cm" svg:y="13.967cm">
                <text:p/>
  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7" draw:text-style-name="P1" draw:layer="layout" svg:width="0.346cm" svg:height="0.347cm" svg:x="4.42cm" svg:y="9.402cm">
                <text:p/>
  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" draw:layer="layout" svg:width="0.347cm" svg:height="0.347cm" svg:x="4.786cm" svg:y="10.06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1" draw:layer="layout" svg:width="0.347cm" svg:height="0.348cm" svg:x="3.967cm" svg:y="9.4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346cm" svg:height="0.349cm" svg:x="3.585cm" svg:y="9.8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1" draw:text-style-name="P1" draw:layer="layout" svg:width="0.346cm" svg:height="0.348cm" svg:x="3.969cm" svg:y="10.1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" draw:layer="layout" svg:width="0.346cm" svg:height="0.347cm" svg:x="1.672cm" svg:y="13.51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1" draw:layer="layout" svg:width="0.348cm" svg:height="0.348cm" svg:x="1.179cm" svg:y="13.94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4" draw:text-style-name="P2" draw:layer="layout" svg:width="0.776cm" svg:height="0.912cm" svg:x="0.341cm" svg:y="14.1cm">
              <draw:image xlink:href="Pictures/100002010000005C0000006C6B12337B.png" xlink:type="simple" xlink:show="embed" xlink:actuate="onLoad">
                <text:p/>
              </draw:image>
            </draw:frame>
            <draw:frame draw:style-name="gr15" draw:text-style-name="P2" draw:layer="layout" svg:width="0.776cm" svg:height="0.912cm" svg:x="1.941cm" svg:y="12.5cm">
              <draw:image xlink:href="Pictures/100002010000005C0000006CC1523571.png" xlink:type="simple" xlink:show="embed" xlink:actuate="onLoad">
                <text:p/>
              </draw:image>
            </draw:frame>
            <draw:frame draw:style-name="gr16" draw:text-style-name="P2" draw:layer="layout" svg:width="0.776cm" svg:height="0.912cm" svg:x="5.241cm" svg:y="10.2cm">
              <draw:image xlink:href="Pictures/100002010000005C0000006C40E28ADA.png" xlink:type="simple" xlink:show="embed" xlink:actuate="onLoad">
                <text:p/>
              </draw:image>
            </draw:frame>
            <draw:frame draw:style-name="gr17" draw:text-style-name="P2" draw:layer="layout" svg:width="0.776cm" svg:height="0.912cm" svg:x="3.841cm" svg:y="10.7cm">
              <draw:image xlink:href="Pictures/100002010000005C0000006CEAA28CD0.png" xlink:type="simple" xlink:show="embed" xlink:actuate="onLoad">
                <text:p/>
              </draw:image>
            </draw:frame>
            <draw:frame draw:style-name="gr18" draw:text-style-name="P2" draw:layer="layout" svg:width="0.776cm" svg:height="0.912cm" svg:x="2.741cm" svg:y="9.3cm">
              <draw:image xlink:href="Pictures/100002010000005C0000006C688509B7.png" xlink:type="simple" xlink:show="embed" xlink:actuate="onLoad">
                <text:p/>
              </draw:image>
            </draw:frame>
          </draw:g>
          <draw:custom-shape draw:style-name="gr19" draw:text-style-name="P2" draw:layer="layout" svg:width="2.676cm" svg:height="6.63cm" svg:x="3.1cm" svg:y="8.7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6.324cm" svg:height="3.148cm" svg:x="0cm" svg:y="9.222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" xml:id="id6" draw:id="id6" draw:layer="layout" svg:width="1.896cm" svg:height="1.977cm" svg:x="0.762cm" svg:y="4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2" draw:id="id2" draw:layer="layout" svg:width="1.896cm" svg:height="1.978cm" svg:x="6.562cm" svg:y="7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" draw:id="id1" draw:layer="layout" svg:width="1.896cm" svg:height="1.978cm" svg:x="0.762cm" svg:y="7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" draw:layer="layout" svg:width="1.23cm" svg:height="1.447cm" svg:x="0.99cm" svg:y="8.274cm">
          <draw:image xlink:href="Pictures/100002010000005C0000006CC1523571.png" xlink:type="simple" xlink:show="embed" xlink:actuate="onLoad">
            <text:p/>
          </draw:image>
        </draw:frame>
        <draw:frame draw:style-name="gr24" draw:text-style-name="P1" draw:layer="layout" svg:width="1.23cm" svg:height="1.446cm" svg:x="0.99cm" svg:y="4.308cm">
          <draw:image xlink:href="Pictures/100002010000005C0000006C6B12337B.png" xlink:type="simple" xlink:show="embed" xlink:actuate="onLoad">
            <text:p/>
          </draw:image>
        </draw:frame>
        <draw:custom-shape draw:style-name="gr25" draw:text-style-name="P1" xml:id="id9" draw:id="id9" draw:layer="layout" svg:width="1.896cm" svg:height="1.977cm" svg:x="13.628cm" svg:y="1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3" draw:id="id3" draw:layer="layout" svg:width="1.896cm" svg:height="1.978cm" svg:x="13.628cm" svg:y="4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10" draw:id="id10" draw:layer="layout" svg:width="1.896cm" svg:height="1.976cm" svg:x="13.628cm" svg:y="7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5" draw:id="id5" draw:layer="layout" svg:width="1.896cm" svg:height="1.977cm" svg:x="13.628cm" svg:y="9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" draw:layer="layout" svg:width="1.23cm" svg:height="1.446cm" svg:x="13.856cm" svg:y="1.783cm">
          <draw:image xlink:href="Pictures/100002010000005C0000006C40E28ADA.png" xlink:type="simple" xlink:show="embed" xlink:actuate="onLoad">
            <text:p/>
          </draw:image>
        </draw:frame>
        <draw:frame draw:style-name="gr30" draw:text-style-name="P1" draw:layer="layout" svg:width="1.23cm" svg:height="1.446cm" svg:x="13.856cm" svg:y="4.638cm">
          <draw:image xlink:href="Pictures/100002010000005C0000006CEAA28CD0.png" xlink:type="simple" xlink:show="embed" xlink:actuate="onLoad">
            <text:p/>
          </draw:image>
        </draw:frame>
        <draw:frame draw:style-name="gr31" draw:text-style-name="P1" draw:layer="layout" svg:width="1.23cm" svg:height="1.447cm" svg:x="13.856cm" svg:y="7.335cm">
          <draw:image xlink:href="Pictures/100002010000005C0000006C688509B7.png" xlink:type="simple" xlink:show="embed" xlink:actuate="onLoad">
            <text:p/>
          </draw:image>
        </draw:frame>
        <draw:frame draw:style-name="gr32" draw:text-style-name="P1" draw:layer="layout" svg:width="1.23cm" svg:height="1.446cm" svg:x="13.856cm" svg:y="10.192cm">
          <draw:image xlink:href="Pictures/100002010000005C0000006C9FE46398.png" xlink:type="simple" xlink:show="embed" xlink:actuate="onLoad">
            <text:p/>
          </draw:image>
        </draw:frame>
        <draw:frame draw:style-name="gr33" draw:text-style-name="P1" draw:layer="layout" svg:width="1.338cm" svg:height="1.446cm" svg:x="6.789cm" svg:y="7.321cm">
          <draw:image xlink:href="Pictures/10000201000000640000006CB5EAF3B7.png" xlink:type="simple" xlink:show="embed" xlink:actuate="onLoad">
            <text:p/>
          </draw:image>
        </draw:frame>
        <draw:connector draw:style-name="gr34" draw:text-style-name="P1" draw:layer="layout" draw:type="line" svg:x1="2.658cm" svg:y1="8.988cm" svg:x2="6.562cm" svg:y2="8.037cm" draw:start-shape="id1" draw:start-glue-point="10" draw:end-shape="id2" draw:end-glue-point="6" svg:d="m2658 8988 3904-951" svg:viewBox="0 0 3905 952">
          <text:p/>
        </draw:connector>
        <draw:connector draw:style-name="gr35" draw:text-style-name="P1" draw:layer="layout" draw:type="line" svg:x1="8.458cm" svg:y1="8.037cm" svg:x2="13.628cm" svg:y2="5.353cm" draw:start-shape="id2" draw:start-glue-point="10" draw:end-shape="id3" draw:end-glue-point="6" svg:d="m8458 8037 5170-2684" svg:viewBox="0 0 5171 2685">
          <text:p/>
        </draw:connector>
        <draw:custom-shape draw:style-name="gr36" draw:text-style-name="P1" xml:id="id4" draw:id="id4" draw:layer="layout" svg:width="1.896cm" svg:height="1.976cm" svg:x="6.562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" draw:layer="layout" svg:width="1.338cm" svg:height="1.447cm" svg:x="6.789cm" svg:y="10.177cm">
          <draw:image xlink:href="Pictures/10000201000000640000006CF72DB765.png" xlink:type="simple" xlink:show="embed" xlink:actuate="onLoad">
            <text:p/>
          </draw:image>
        </draw:frame>
        <draw:connector draw:style-name="gr38" draw:text-style-name="P1" draw:layer="layout" draw:type="line" svg:x1="2.658cm" svg:y1="8.988cm" svg:x2="6.562cm" svg:y2="10.893cm" draw:start-shape="id1" draw:start-glue-point="10" draw:end-shape="id4" draw:end-glue-point="6" svg:d="m2658 8988 3904 1905" svg:viewBox="0 0 3905 1906">
          <text:p/>
        </draw:connector>
        <draw:connector draw:style-name="gr39" draw:text-style-name="P1" draw:layer="layout" draw:type="line" svg:x1="8.458cm" svg:y1="10.893cm" svg:x2="13.628cm" svg:y2="10.906cm" draw:start-shape="id4" draw:start-glue-point="10" draw:end-shape="id5" draw:end-glue-point="6" svg:d="m8458 10893 5170 13" svg:viewBox="0 0 5171 14">
          <text:p/>
        </draw:connector>
        <draw:custom-shape draw:style-name="gr40" draw:text-style-name="P1" xml:id="id7" draw:id="id7" draw:layer="layout" svg:width="1.896cm" svg:height="1.978cm" svg:x="6.562cm" svg:y="1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xml:id="id8" draw:id="id8" draw:layer="layout" svg:width="1.896cm" svg:height="1.978cm" svg:x="6.562cm" svg:y="3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" draw:layer="layout" svg:width="1.338cm" svg:height="1.446cm" svg:x="6.789cm" svg:y="1.296cm">
          <draw:image xlink:href="Pictures/10000201000000640000006CA5217C7B.png" xlink:type="simple" xlink:show="embed" xlink:actuate="onLoad">
            <text:p/>
          </draw:image>
        </draw:frame>
        <draw:connector draw:style-name="gr43" draw:text-style-name="P1" draw:layer="layout" draw:type="line" svg:x1="2.658cm" svg:y1="5.023cm" svg:x2="6.562cm" svg:y2="2.012cm" draw:start-shape="id6" draw:start-glue-point="10" draw:end-shape="id7" draw:end-glue-point="6" svg:d="m2658 5023 3904-3011" svg:viewBox="0 0 3905 3012">
          <text:p/>
        </draw:connector>
        <draw:connector draw:style-name="gr44" draw:text-style-name="P1" draw:layer="layout" draw:type="line" svg:x1="2.658cm" svg:y1="5.023cm" svg:x2="6.562cm" svg:y2="4.867cm" draw:start-shape="id6" draw:start-glue-point="10" draw:end-shape="id8" svg:d="m2658 5023 3904-156" svg:viewBox="0 0 3905 157">
          <text:p/>
        </draw:connector>
        <draw:connector draw:style-name="gr45" draw:text-style-name="P1" draw:layer="layout" draw:type="line" svg:x1="8.458cm" svg:y1="2.012cm" svg:x2="13.628cm" svg:y2="2.497cm" draw:start-shape="id7" draw:start-glue-point="10" draw:end-shape="id9" draw:end-glue-point="6" svg:d="m8458 2012 5170 485" svg:viewBox="0 0 5171 486">
          <text:p/>
        </draw:connector>
        <draw:frame draw:style-name="gr46" draw:text-style-name="P1" draw:layer="layout" svg:width="1.338cm" svg:height="1.446cm" svg:x="6.789cm" svg:y="4.152cm">
          <draw:image xlink:href="Pictures/10000201000000640000006CD2B78424.png" xlink:type="simple" xlink:show="embed" xlink:actuate="onLoad">
            <text:p/>
          </draw:image>
        </draw:frame>
        <draw:connector draw:style-name="gr47" draw:text-style-name="P1" draw:layer="layout" draw:type="line" svg:x1="8.458cm" svg:y1="4.867cm" svg:x2="13.628cm" svg:y2="8.05cm" draw:start-shape="id8" draw:start-glue-point="10" draw:end-shape="id10" draw:end-glue-point="6" svg:d="m8458 4867 5170 3183" svg:viewBox="0 0 5171 3184">
          <text:p/>
        </draw:connector>
        <draw:connector draw:style-name="gr48" draw:text-style-name="P1" draw:layer="layout" draw:type="line" svg:x1="2.658cm" svg:y1="8.988cm" svg:x2="6.562cm" svg:y2="13.59cm" draw:start-shape="id1" draw:start-glue-point="10" svg:d="m2658 8988 3904 4602" svg:viewBox="0 0 3905 4603">
          <text:p/>
        </draw:connector>
        <draw:g>
          <draw:line draw:style-name="gr49" draw:text-style-name="P1" draw:layer="layout" svg:x1="22.028cm" svg:y1="7.525cm" svg:x2="19.822cm" svg:y2="8.806cm">
            <text:p/>
          </draw:line>
          <draw:line draw:style-name="gr50" draw:text-style-name="P1" draw:layer="layout" svg:x1="19.816cm" svg:y1="7.252cm" svg:x2="19.815cm" svg:y2="10.018cm">
            <text:p/>
          </draw:line>
          <draw:line draw:style-name="gr51" draw:text-style-name="P1" draw:layer="layout" svg:x1="21.225cm" svg:y1="7.25cm" svg:x2="21.224cm" svg:y2="10.016cm">
            <text:p/>
          </draw:line>
          <draw:line draw:style-name="gr52" draw:text-style-name="P1" draw:layer="layout" svg:x1="22.027cm" svg:y1="9.495cm" svg:x2="19.261cm" svg:y2="9.495cm">
            <text:p/>
          </draw:line>
          <draw:line draw:style-name="gr53" draw:text-style-name="P1" draw:layer="layout" svg:x1="21.239cm" svg:y1="7.657cm" svg:x2="19.261cm" svg:y2="7.657cm">
            <text:p/>
          </draw:line>
          <draw:custom-shape draw:style-name="gr54" draw:text-style-name="P1" draw:layer="layout" svg:width="0.175cm" svg:height="0.176cm" svg:x="19.979cm" svg:y="9.64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5" draw:text-style-name="P1" draw:layer="layout" svg:width="0.175cm" svg:height="0.176cm" svg:x="21.364cm" svg:y="7.3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176cm" svg:height="0.176cm" svg:x="21.549cm" svg:y="7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draw:layer="layout" svg:width="0.175cm" svg:height="0.176cm" svg:x="21.135cm" svg:y="7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" draw:layer="layout" svg:width="0.176cm" svg:height="0.175cm" svg:x="20.942cm" svg:y="7.5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draw:layer="layout" svg:width="0.175cm" svg:height="0.176cm" svg:x="19.974cm" svg:y="9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" draw:layer="layout" svg:width="0.176cm" svg:height="0.175cm" svg:x="19.725cm" svg:y="9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1" draw:text-style-name="P2" draw:layer="layout" svg:width="1.082cm" svg:height="1.635cm" svg:x="20.157cm" svg:y="7.876cm" svg:viewBox="0 0 1083 1636" draw:points="0,1636 1083,1636 1083,0">
            <text:p/>
          </draw:polyline>
          <draw:custom-shape draw:style-name="gr62" draw:text-style-name="P1" draw:layer="layout" svg:width="0.176cm" svg:height="0.176cm" svg:x="21.135cm" svg:y="7.7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3" draw:text-style-name="P2" draw:layer="layout" svg:width="0.45cm" svg:height="0.486cm" svg:x="21.31cm" svg:y="8.627cm">
            <draw:image xlink:href="Pictures/10000201000000640000006CB5EAF3B7.png" xlink:type="simple" xlink:show="embed" xlink:actuate="onLoad">
              <text:p/>
            </draw:image>
          </draw:frame>
        </draw:g>
        <draw:g>
          <draw:line draw:style-name="gr64" draw:text-style-name="P1" draw:layer="layout" svg:x1="22.015cm" svg:y1="0.523cm" svg:x2="19.83cm" svg:y2="1.792cm">
            <text:p/>
          </draw:line>
          <draw:line draw:style-name="gr65" draw:text-style-name="P1" draw:layer="layout" svg:x1="22.015cm" svg:y1="2.474cm" svg:x2="19.274cm" svg:y2="2.474cm">
            <text:p/>
          </draw:line>
          <draw:g>
            <draw:line draw:style-name="gr66" draw:text-style-name="P1" draw:layer="layout" svg:x1="19.823cm" svg:y1="0.253cm" svg:x2="19.822cm" svg:y2="2.994cm">
              <text:p/>
            </draw:line>
            <draw:line draw:style-name="gr67" draw:text-style-name="P1" draw:layer="layout" svg:x1="21.22cm" svg:y1="0.25cm" svg:x2="21.219cm" svg:y2="2.991cm">
              <text:p/>
            </draw:line>
            <draw:line draw:style-name="gr68" draw:text-style-name="P1" draw:layer="layout" svg:x1="21.233cm" svg:y1="0.654cm" svg:x2="19.274cm" svg:y2="0.654cm">
              <text:p/>
            </draw:line>
            <draw:custom-shape draw:style-name="gr69" draw:text-style-name="P1" draw:layer="layout" svg:width="0.174cm" svg:height="0.174cm" svg:x="19.984cm" svg:y="2.628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0" draw:text-style-name="P1" draw:layer="layout" svg:width="0.174cm" svg:height="0.174cm" svg:x="21.358cm" svg:y="0.34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71" draw:text-style-name="P1" draw:layer="layout" svg:width="0.174cm" svg:height="0.174cm" svg:x="21.131cm" svg:y="0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1" draw:layer="layout" svg:width="0.174cm" svg:height="0.173cm" svg:x="20.939cm" svg:y="0.56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1" draw:layer="layout" svg:width="0.174cm" svg:height="0.174cm" svg:x="21.131cm" svg:y="0.7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1" draw:layer="layout" svg:width="0.174cm" svg:height="0.174cm" svg:x="19.98cm" svg:y="2.3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1" draw:layer="layout" svg:width="0.173cm" svg:height="0.175cm" svg:x="19.734cm" svg:y="2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76" draw:text-style-name="P2" draw:layer="layout" svg:width="1.735cm" svg:height="1.828cm" svg:x="19.822cm" svg:y="0.785cm" svg:viewBox="0 0 1736 1829" draw:points="0,1829 0,1011 1736,0">
              <text:p/>
            </draw:polyline>
            <draw:custom-shape draw:style-name="gr77" draw:text-style-name="P1" draw:layer="layout" svg:width="0.174cm" svg:height="0.174cm" svg:x="21.541cm" svg:y="0.6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8" draw:text-style-name="P2" draw:layer="layout" svg:width="0.449cm" svg:height="0.486cm" svg:x="20.319cm" svg:y="1.627cm">
              <draw:image xlink:href="Pictures/10000201000000640000006CA5217C7B.png" xlink:type="simple" xlink:show="embed" xlink:actuate="onLoad">
                <text:p/>
              </draw:image>
            </draw:frame>
          </draw:g>
        </draw:g>
        <draw:g>
          <draw:line draw:style-name="gr79" draw:text-style-name="P1" draw:layer="layout" svg:x1="21.976cm" svg:y1="11.109cm" svg:x2="19.852cm" svg:y2="12.343cm">
            <text:p/>
          </draw:line>
          <draw:line draw:style-name="gr80" draw:text-style-name="P1" draw:layer="layout" svg:x1="19.846cm" svg:y1="10.846cm" svg:x2="19.845cm" svg:y2="13.51cm">
            <text:p/>
          </draw:line>
          <draw:line draw:style-name="gr81" draw:text-style-name="P1" draw:layer="layout" svg:x1="21.203cm" svg:y1="10.844cm" svg:x2="21.202cm" svg:y2="13.508cm">
            <text:p/>
          </draw:line>
          <draw:line draw:style-name="gr82" draw:text-style-name="P1" draw:layer="layout" svg:x1="21.976cm" svg:y1="13.006cm" svg:x2="19.312cm" svg:y2="13.006cm">
            <text:p/>
          </draw:line>
          <draw:line draw:style-name="gr83" draw:text-style-name="P1" draw:layer="layout" svg:x1="21.216cm" svg:y1="11.236cm" svg:x2="19.312cm" svg:y2="11.236cm">
            <text:p/>
          </draw:line>
          <draw:custom-shape draw:style-name="gr84" draw:text-style-name="P1" draw:layer="layout" svg:width="0.169cm" svg:height="0.168cm" svg:x="20.003cm" svg:y="13.1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5" draw:text-style-name="P1" draw:layer="layout" svg:width="0.169cm" svg:height="0.169cm" svg:x="21.337cm" svg:y="10.93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6" draw:text-style-name="P1" draw:layer="layout" svg:width="0.168cm" svg:height="0.169cm" svg:x="21.516cm" svg:y="1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" draw:layer="layout" svg:width="0.168cm" svg:height="0.168cm" svg:x="20.931cm" svg:y="11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1" draw:layer="layout" svg:width="0.17cm" svg:height="0.17cm" svg:x="19.759cm" svg:y="13.1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89" draw:text-style-name="P2" draw:layer="layout" svg:width="1.372cm" svg:height="1.98cm" svg:x="19.844cm" svg:y="11.041cm" svg:viewBox="0 0 1373 1981" draw:points="233,1981 0,1981 0,1320 1373,511 1373,0">
            <text:p/>
          </draw:polyline>
          <draw:custom-shape draw:style-name="gr90" draw:text-style-name="P1" draw:layer="layout" svg:width="0.169cm" svg:height="0.17cm" svg:x="21.116cm" svg:y="10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1" draw:layer="layout" svg:width="0.168cm" svg:height="0.169cm" svg:x="21.117cm" svg:y="11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" draw:layer="layout" svg:width="0.169cm" svg:height="0.169cm" svg:x="19.999cm" svg:y="1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3" draw:text-style-name="P2" draw:layer="layout" svg:width="0.449cm" svg:height="0.486cm" svg:x="20.532cm" svg:y="12.009cm">
            <draw:image xlink:href="Pictures/10000201000000640000006CF72DB765.png" xlink:type="simple" xlink:show="embed" xlink:actuate="onLoad">
              <text:p/>
            </draw:image>
          </draw:frame>
        </draw:g>
        <draw:g>
          <draw:line draw:style-name="gr94" draw:text-style-name="P1" draw:layer="layout" svg:x1="22.026cm" svg:y1="3.959cm" svg:x2="19.822cm" svg:y2="5.239cm">
            <text:p/>
          </draw:line>
          <draw:line draw:style-name="gr95" draw:text-style-name="P1" draw:layer="layout" svg:x1="19.816cm" svg:y1="3.686cm" svg:x2="19.815cm" svg:y2="6.45cm">
            <text:p/>
          </draw:line>
          <draw:line draw:style-name="gr96" draw:text-style-name="P1" draw:layer="layout" svg:x1="21.224cm" svg:y1="3.684cm" svg:x2="21.223cm" svg:y2="6.448cm">
            <text:p/>
          </draw:line>
          <draw:line draw:style-name="gr97" draw:text-style-name="P1" draw:layer="layout" svg:x1="22.026cm" svg:y1="5.927cm" svg:x2="19.262cm" svg:y2="5.927cm">
            <text:p/>
          </draw:line>
          <draw:line draw:style-name="gr98" draw:text-style-name="P1" draw:layer="layout" svg:x1="21.238cm" svg:y1="4.091cm" svg:x2="19.262cm" svg:y2="4.091cm">
            <text:p/>
          </draw:line>
          <draw:custom-shape draw:style-name="gr99" draw:text-style-name="P1" draw:layer="layout" svg:width="0.175cm" svg:height="0.175cm" svg:x="19.979cm" svg:y="6.08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0" draw:text-style-name="P1" draw:layer="layout" svg:width="0.174cm" svg:height="0.177cm" svg:x="21.364cm" svg:y="3.77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1" draw:text-style-name="P1" draw:layer="layout" svg:width="0.175cm" svg:height="0.176cm" svg:x="21.549cm" svg:y="4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2" draw:text-style-name="P1" draw:layer="layout" svg:width="0.175cm" svg:height="0.176cm" svg:x="21.135cm" svg:y="3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" draw:layer="layout" svg:width="0.177cm" svg:height="0.175cm" svg:x="20.94cm" svg:y="3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1" draw:layer="layout" svg:width="0.175cm" svg:height="0.175cm" svg:x="21.135cm" svg:y="4.1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5" draw:text-style-name="P1" draw:layer="layout" svg:width="0.175cm" svg:height="0.176cm" svg:x="19.975cm" svg:y="5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" draw:layer="layout" svg:width="0.177cm" svg:height="0.176cm" svg:x="19.725cm" svg:y="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7" draw:text-style-name="P2" draw:layer="layout" svg:width="1.135cm" svg:height="1.983cm" svg:x="19.807cm" svg:y="4.076cm" svg:viewBox="0 0 1136 1984" draw:points="0,1984 0,0 1136,0">
            <text:p/>
          </draw:polyline>
          <draw:frame draw:style-name="gr108" draw:text-style-name="P2" draw:layer="layout" svg:width="0.449cm" svg:height="0.486cm" svg:x="19.876cm" svg:y="5.115cm">
            <draw:image xlink:href="Pictures/10000201000000640000006CD2B78424.png" xlink:type="simple" xlink:show="embed" xlink:actuate="onLoad">
              <text:p/>
            </draw:image>
          </draw:frame>
        </draw:g>
        <draw:frame draw:style-name="gr109" draw:text-style-name="P3" draw:layer="layout" svg:width="1.912cm" svg:height="2.143cm" svg:x="19.595cm" svg:y="12.879cm">
          <draw:text-box>
            <text:p><text:span text:style-name="T1">...</text:span></text:p>
          </draw:text-box>
        </draw:frame>
        <draw:frame draw:style-name="gr109" draw:text-style-name="P3" draw:layer="layout" svg:width="1.912cm" svg:height="2.143cm" svg:x="6.695cm" svg:y="12.481cm">
          <draw:text-box>
            <text:p><text:span text:style-name="T1">...</text:span></text:p>
          </draw:text-box>
        </draw:frame>
        <presentation:notes draw:style-name="dp2">
          <draw:page-thumbnail draw:style-name="gr1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pecial1" style:family="graphic" style:parent-style-name="standard">
      <style:graphic-properties draw:stroke="none" draw:stroke-dash="Dash_20_2" draw:fill-color="#333333" draw:fill-gradient-name="Gradient_20_9" draw:fill-hatch-name="Hatch_20_1" draw:fill-image-name="Bitmape_20_1" draw:fill-image-width="0cm" draw:fill-image-height="0cm"/>
      <style:text-properties fo:color="#ffffff"/>
    </style:style>
    <style:style style:name="special2" style:family="graphic" style:parent-style-name="standard">
      <style:graphic-properties draw:stroke="none" draw:stroke-dash="Dash_20_2" draw:fill-color="#004a4a" draw:fill-gradient-name="Gradient_20_9" draw:fill-hatch-name="Hatch_20_1" draw:fill-image-name="Bitmape_20_1" draw:fill-image-width="0cm" draw:fill-image-height="0cm"/>
      <style:text-properties fo:color="#ffffff"/>
    </style:style>
    <style:style style:name="mathbox" style:family="graphic" style:parent-style-name="measure">
      <style:graphic-properties draw:stroke="none" draw:stroke-dash="Dash_20_2" draw:fill="solid" draw:fill-color="#e6e6ff" draw:fill-gradient-name="Gradient_20_9" draw:fill-hatch-name="Hatch_20_1" draw:fill-image-name="Bitmape_20_1" draw:fill-image-width="0cm" draw:fill-image-height="0cm"/>
    </style:style>
    <style:style style:name="mask" style:family="graphic" style:parent-style-name="standard">
      <style:graphic-properties draw:stroke="none" draw:stroke-dash="Dash_20_2" draw:fill-color="#ffffff" draw:fill-gradient-name="Gradient_20_10" draw:fill-hatch-name="Hatch_20_1" draw:fill-image-name="Bitmape_20_1" draw:opacity="100%" draw:fill-image-width="0cm" draw:fill-image-height="0cm" draw:shadow-opacity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